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4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1" draw:text-style-name="P12" xml:id="id1" draw:id="id1" draw:layer="layout" svg:width="3.5cm" svg:height="1.57cm" svg:x="1.753cm" svg:y="2.4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5cm" svg:height="1cm" svg:x="1.75cm" svg:y="11.3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326cm" svg:height="0.983cm" svg:x="1.838cm" svg:y="7.9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3.5cm" svg:height="1cm" svg:x="12.264cm" svg:y="18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5cm" svg:height="1cm" svg:x="5.264cm" svg:y="18.1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6" draw:id="id16" draw:layer="layout" svg:width="3.5cm" svg:height="1cm" svg:x="15.733cm" svg:y="23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3.5cm" svg:height="1cm" svg:x="15.764cm" svg:y="21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3.5cm" svg:height="1cm" svg:x="15.764cm" svg:y="20.2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3.5cm" svg:height="1cm" svg:x="1.764cm" svg:y="23.5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3.5cm" svg:height="1cm" svg:x="1.764cm" svg:y="21.7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3.5cm" svg:height="1cm" svg:x="1.764cm" svg:y="20.1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4" draw:id="id14" draw:layer="layout" svg:width="3.5cm" svg:height="1cm" svg:x="8.764cm" svg:y="14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3.5cm" svg:height="1cm" svg:x="8.764cm" svg:y="12.9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5" draw:id="id5" draw:layer="layout" svg:width="3.5cm" svg:height="1cm" svg:x="8.764cm" svg:y="11.3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" draw:id="id12" draw:layer="layout" svg:width="3.5cm" svg:height="1cm" svg:x="8.764cm" svg:y="9.5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3.5cm" svg:height="1cm" svg:x="8.764cm" svg:y="7.9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3.503cm" svg:y1="3.987cm" svg:x2="3.501cm" svg:y2="7.9cm" draw:start-shape="id1" draw:start-glue-point="2" draw:end-shape="id2" svg:d="M3503 3987v1956h-2v1957" svg:viewBox="0 0 3 3914">
          <text:p/>
        </draw:connector>
        <draw:connector draw:style-name="gr14" draw:text-style-name="P1" draw:layer="layout" svg:x1="3.501cm" svg:y1="8.883cm" svg:x2="3.5cm" svg:y2="11.3cm" draw:start-shape="id2" draw:start-glue-point="2" draw:end-shape="id3" draw:end-glue-point="0" svg:d="M3501 8883v1208h-1v1209" svg:viewBox="0 0 2 2418">
          <text:p/>
        </draw:connector>
        <draw:connector draw:style-name="gr14" draw:text-style-name="P1" draw:layer="layout" svg:x1="5.164cm" svg:y1="8.391cm" svg:x2="8.764cm" svg:y2="8.4cm" draw:start-shape="id2" draw:start-glue-point="1" draw:end-shape="id4" svg:d="M5164 8391h1800v9h1800" svg:viewBox="0 0 3601 10">
          <text:p/>
        </draw:connector>
        <draw:connector draw:style-name="gr14" draw:text-style-name="P1" draw:layer="layout" svg:x1="5.25cm" svg:y1="11.8cm" svg:x2="8.764cm" svg:y2="11.8cm" draw:start-shape="id3" draw:start-glue-point="1" draw:end-shape="id5" draw:end-glue-point="3" svg:d="M5250 11800h3514" svg:viewBox="0 0 3515 1">
          <text:p/>
        </draw:connector>
        <draw:connector draw:style-name="gr14" draw:text-style-name="P1" draw:layer="layout" svg:x1="5.264cm" svg:y1="18.6cm" svg:x2="3.514cm" svg:y2="20.1cm" draw:start-shape="id6" draw:start-glue-point="3" draw:end-shape="id7" draw:end-glue-point="0" svg:d="M5264 18600h-1750v1500" svg:viewBox="0 0 1751 1501">
          <text:p/>
        </draw:connector>
        <draw:connector draw:style-name="gr14" draw:text-style-name="P1" draw:layer="layout" svg:x1="15.764cm" svg:y1="18.7cm" svg:x2="17.514cm" svg:y2="20.2cm" draw:start-shape="id8" draw:start-glue-point="1" draw:end-shape="id9" draw:end-glue-point="0" svg:d="M15764 18700h1750v1500" svg:viewBox="0 0 1751 1501">
          <text:p/>
        </draw:connector>
        <draw:connector draw:style-name="gr14" draw:text-style-name="P1" draw:layer="layout" draw:line-skew="1.4cm" svg:x1="3.5cm" svg:y1="12.3cm" svg:x2="7.014cm" svg:y2="18.1cm" draw:start-shape="id3" draw:start-glue-point="2" draw:end-shape="id6" svg:d="M3500 12300v4300h3514v1500" svg:viewBox="0 0 3515 5801">
          <text:p/>
        </draw:connector>
        <draw:connector draw:style-name="gr14" draw:text-style-name="P1" draw:layer="layout" svg:x1="5.264cm" svg:y1="24cm" svg:x2="10.514cm" svg:y2="25.2cm" draw:start-shape="id10" draw:start-glue-point="1" draw:end-shape="id11" draw:end-glue-point="0" svg:d="M5264 24000h5250v1200" svg:viewBox="0 0 5251 12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and: 09.03.2022</text:span></text:p>
          </draw:text-box>
        </draw:frame>
        <draw:connector draw:style-name="gr14" draw:text-style-name="P1" draw:layer="layout" svg:x1="10.514cm" svg:y1="8.9cm" svg:x2="10.514cm" svg:y2="9.5cm" draw:start-shape="id4" draw:start-glue-point="2" draw:end-shape="id12" draw:end-glue-point="0" svg:d="M10514 8900v600" svg:viewBox="0 0 1 601">
          <text:p/>
        </draw:connector>
        <draw:connector draw:style-name="gr14" draw:text-style-name="P1" draw:layer="layout" svg:x1="10.514cm" svg:y1="12.3cm" svg:x2="10.514cm" svg:y2="12.9cm" draw:start-shape="id5" draw:start-glue-point="2" draw:end-shape="id13" draw:end-glue-point="0" svg:d="M10514 12300v600" svg:viewBox="0 0 1 601">
          <text:p/>
        </draw:connector>
        <draw:connector draw:style-name="gr14" draw:text-style-name="P1" draw:layer="layout" svg:x1="10.514cm" svg:y1="13.9cm" svg:x2="10.514cm" svg:y2="14.5cm" draw:start-shape="id13" draw:start-glue-point="2" draw:end-shape="id14" draw:end-glue-point="0" svg:d="M10514 13900v600" svg:viewBox="0 0 1 601">
          <text:p/>
        </draw:connector>
        <draw:connector draw:style-name="gr14" draw:text-style-name="P1" draw:layer="layout" svg:x1="17.514cm" svg:y1="21.2cm" svg:x2="17.514cm" svg:y2="21.8cm" draw:start-shape="id9" draw:start-glue-point="2" draw:end-shape="id15" svg:d="M17514 21200v600" svg:viewBox="0 0 1 601">
          <text:p/>
        </draw:connector>
        <draw:connector draw:style-name="gr14" draw:text-style-name="P1" draw:layer="layout" svg:x1="17.514cm" svg:y1="22.8cm" svg:x2="17.483cm" svg:y2="23.494cm" draw:start-shape="id15" draw:start-glue-point="2" draw:end-shape="id16" draw:end-glue-point="0" svg:d="M17514 22800v347h-31v347" svg:viewBox="0 0 32 695">
          <text:p/>
        </draw:connector>
        <draw:connector draw:style-name="gr14" draw:text-style-name="P1" draw:layer="layout" svg:x1="3.514cm" svg:y1="21.1cm" svg:x2="3.514cm" svg:y2="21.7cm" draw:start-shape="id7" draw:start-glue-point="2" draw:end-shape="id17" draw:end-glue-point="0" svg:d="M3514 21100v600" svg:viewBox="0 0 1 601">
          <text:p/>
        </draw:connector>
        <draw:connector draw:style-name="gr14" draw:text-style-name="P1" draw:layer="layout" svg:x1="3.514cm" svg:y1="22.7cm" svg:x2="3.514cm" svg:y2="23.5cm" draw:start-shape="id17" draw:start-glue-point="2" draw:end-shape="id10" draw:end-glue-point="0" svg:d="M3514 227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2" draw:text-style-name="P14" xml:id="id11" draw:id="id11" draw:layer="layout" svg:width="3.5cm" svg:height="1cm" svg:x="8.764cm" svg:y="25.2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8" draw:id="id18" draw:layer="layout" svg:width="3.5cm" svg:height="1cm" svg:x="8.763cm" svg:y="27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5.733cm" svg:y1="23.994cm" svg:x2="10.514cm" svg:y2="25.2cm" draw:start-shape="id16" draw:start-glue-point="3" draw:end-shape="id11" draw:end-glue-point="0" svg:d="M15733 23994h-5219v1206" svg:viewBox="0 0 5220 1207">
          <text:p/>
        </draw:connector>
        <draw:connector draw:style-name="gr14" draw:text-style-name="P1" draw:layer="layout" svg:x1="10.514cm" svg:y1="26.2cm" svg:x2="10.513cm" svg:y2="27cm" draw:start-shape="id11" draw:start-glue-point="2" draw:end-shape="id18" draw:end-glue-point="0" svg:d="M10514 26200v400h-1v400" svg:viewBox="0 0 2 801">
          <text:p/>
        </draw:connector>
        <draw:connector draw:style-name="gr14" draw:text-style-name="P1" draw:layer="layout" draw:line-skew="1.35cm" svg:x1="3.5cm" svg:y1="12.3cm" svg:x2="14.014cm" svg:y2="18.2cm" draw:start-shape="id3" draw:start-glue-point="2" draw:end-shape="id8" draw:end-glue-point="0" svg:d="M3500 12300v4300h10514v1600" svg:viewBox="0 0 10515 59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19" draw:id="id19" draw:layer="layout" svg:width="3.5cm" svg:height="1.57cm" svg:x="2.589cm" svg:y="2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2" draw:id="id22" draw:layer="layout" svg:width="3.5cm" svg:height="1cm" svg:x="2.586cm" svg:y="15.7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1" draw:id="id21" draw:layer="layout" svg:width="3.326cm" svg:height="0.983cm" svg:x="2.674cm" svg:y="10.9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7" draw:id="id27" draw:layer="layout" svg:width="3.5cm" svg:height="1cm" svg:x="2.6cm" svg:y="25.3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3.5cm" svg:height="1cm" svg:x="2.6cm" svg:y="20.5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8" draw:id="id28" draw:layer="layout" svg:width="3.5cm" svg:height="1cm" svg:x="9.2cm" svg:y="26.9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3.5cm" svg:height="1cm" svg:x="9.2cm" svg:y="23.7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6" draw:id="id26" draw:layer="layout" svg:width="3.5cm" svg:height="1cm" svg:x="9.2cm" svg:y="21.9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3.5cm" svg:height="1cm" svg:x="9.2cm" svg:y="18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4" draw:id="id24" draw:layer="layout" svg:width="3.5cm" svg:height="1cm" svg:x="9.2cm" svg:y="17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3.5cm" svg:height="1cm" svg:x="9.2cm" svg:y="14.1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3" draw:id="id23" draw:layer="layout" svg:width="3.5cm" svg:height="1cm" svg:x="9.2cm" svg:y="12.5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339cm" svg:y1="3.987cm" svg:x2="4.338cm" svg:y2="7.517cm" draw:start-shape="id19" draw:start-glue-point="2" draw:end-shape="id20" draw:end-glue-point="0" svg:d="M4339 3987v1765h-1v1765" svg:viewBox="0 0 2 3531">
          <text:p/>
        </draw:connector>
        <draw:connector draw:style-name="gr14" draw:text-style-name="P1" draw:layer="layout" svg:x1="4.337cm" svg:y1="11.883cm" svg:x2="4.336cm" svg:y2="15.7cm" draw:start-shape="id21" draw:start-glue-point="2" draw:end-shape="id22" draw:end-glue-point="0" svg:d="M4337 11883v1908h-1v1909" svg:viewBox="0 0 2 3818">
          <text:p/>
        </draw:connector>
        <draw:connector draw:style-name="gr14" draw:text-style-name="P1" draw:layer="layout" svg:x1="6cm" svg:y1="11.391cm" svg:x2="10.95cm" svg:y2="12.5cm" draw:start-shape="id21" draw:start-glue-point="1" draw:end-shape="id23" draw:end-glue-point="0" svg:d="M6000 11391h4950v1109" svg:viewBox="0 0 4951 1110">
          <text:p/>
        </draw:connector>
        <draw:connector draw:style-name="gr14" draw:text-style-name="P1" draw:layer="layout" svg:x1="6.086cm" svg:y1="16.2cm" svg:x2="10.95cm" svg:y2="17cm" draw:start-shape="id22" draw:start-glue-point="1" draw:end-shape="id24" draw:end-glue-point="0" svg:d="M6086 16200h4864v800" svg:viewBox="0 0 4865 801">
          <text:p/>
        </draw:connector>
        <draw:connector draw:style-name="gr14" draw:text-style-name="P1" draw:layer="layout" svg:x1="6.1cm" svg:y1="21cm" svg:x2="10.95cm" svg:y2="21.9cm" draw:start-shape="id25" draw:start-glue-point="1" draw:end-shape="id26" draw:end-glue-point="0" svg:d="M6100 21000h4850v900" svg:viewBox="0 0 4851 901">
          <text:p/>
        </draw:connector>
        <draw:connector draw:style-name="gr14" draw:text-style-name="P1" draw:layer="layout" svg:x1="6.1cm" svg:y1="25.8cm" svg:x2="10.95cm" svg:y2="26.9cm" draw:start-shape="id27" draw:start-glue-point="1" draw:end-shape="id28" draw:end-glue-point="0" svg:d="M6100 25800h4850v1100" svg:viewBox="0 0 4851 1101">
          <text:p/>
        </draw:connector>
        <draw:connector draw:style-name="gr14" draw:text-style-name="P1" draw:layer="layout" svg:x1="4.336cm" svg:y1="16.7cm" svg:x2="4.35cm" svg:y2="20.5cm" draw:start-shape="id22" draw:start-glue-point="2" draw:end-shape="id25" svg:d="M4336 16700v1900h14v1900" svg:viewBox="0 0 15 3801">
          <text:p/>
        </draw:connector>
        <draw:connector draw:style-name="gr14" draw:text-style-name="P1" draw:layer="layout" svg:x1="4.35cm" svg:y1="21.5cm" svg:x2="4.35cm" svg:y2="25.3cm" draw:start-shape="id25" draw:start-glue-point="2" draw:end-shape="id27" draw:end-glue-point="0" svg:d="M4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09.03.2022</text:span></text:p>
          </draw:text-box>
        </draw:frame>
        <draw:connector draw:style-name="gr14" draw:text-style-name="P1" draw:layer="layout" svg:x1="10.95cm" svg:y1="18cm" svg:x2="10.95cm" svg:y2="18.9cm" draw:start-shape="id24" draw:start-glue-point="2" draw:end-shape="id29" draw:end-glue-point="0" svg:d="M10950 18000v900" svg:viewBox="0 0 1 901">
          <text:p/>
        </draw:connector>
        <draw:connector draw:style-name="gr14" draw:text-style-name="P1" draw:layer="layout" svg:x1="10.95cm" svg:y1="22.9cm" svg:x2="10.95cm" svg:y2="23.7cm" draw:start-shape="id26" draw:start-glue-point="2" draw:end-shape="id30" draw:end-glue-point="0" svg:d="M10950 22900v800" svg:viewBox="0 0 1 8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5"><text:span text:style-name="T4">dependency graph</text:span></text:p>
          </draw:text-box>
        </draw:frame>
        <draw:connector draw:style-name="gr14" draw:text-style-name="P1" draw:layer="layout" svg:x1="10.95cm" svg:y1="13.5cm" svg:x2="10.95cm" svg:y2="14.1cm" draw:start-shape="id23" draw:start-glue-point="2" draw:end-shape="id31" draw:end-glue-point="0" svg:d="M10950 13500v600" svg:viewBox="0 0 1 601">
          <text:p/>
        </draw:connector>
        <draw:custom-shape draw:style-name="gr13" draw:text-style-name="P12" xml:id="id20" draw:id="id20" draw:layer="layout" svg:width="3.326cm" svg:height="0.983cm" svg:x="2.675cm" svg:y="7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338cm" svg:y1="8.5cm" svg:x2="4.337cm" svg:y2="10.9cm" draw:start-shape="id20" draw:start-glue-point="2" draw:end-shape="id21" draw:end-glue-point="0" svg:d="M4338 8500v1199h-1v1201" svg:viewBox="0 0 2 24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3.5cm" svg:height="1cm" svg:x="4.5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33" draw:id="id33" draw:layer="layout" svg:width="3.326cm" svg:height="0.983cm" svg:x="4.6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6" draw:id="id36" draw:layer="layout" svg:width="3.5cm" svg:height="1cm" svg:x="4.6cm" svg:y="23.7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5" draw:id="id35" draw:layer="layout" svg:width="3.5cm" svg:height="1cm" svg:x="4.6cm" svg:y="19.3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9cm" svg:y1="3.987cm" svg:x2="6.337cm" svg:y2="10.9cm" draw:start-shape="id32" draw:start-glue-point="2" draw:end-shape="id33" draw:end-glue-point="0" svg:d="M6339 3987v3456h-2v3457" svg:viewBox="0 0 3 6914">
          <text:p/>
        </draw:connector>
        <draw:connector draw:style-name="gr14" draw:text-style-name="P1" draw:layer="layout" svg:x1="6.337cm" svg:y1="11.883cm" svg:x2="6.336cm" svg:y2="15cm" draw:start-shape="id33" draw:start-glue-point="2" draw:end-shape="id34" draw:end-glue-point="0" svg:d="M6337 11883v1558h-1v1559" svg:viewBox="0 0 2 3118">
          <text:p/>
        </draw:connector>
        <draw:connector draw:style-name="gr14" draw:text-style-name="P1" draw:layer="layout" svg:x1="6.336cm" svg:y1="16cm" svg:x2="6.35cm" svg:y2="19.3cm" draw:start-shape="id34" draw:start-glue-point="2" draw:end-shape="id35" svg:d="M6336 16000v1650h14v1650" svg:viewBox="0 0 15 3301">
          <text:p/>
        </draw:connector>
        <draw:connector draw:style-name="gr14" draw:text-style-name="P1" draw:layer="layout" svg:x1="6.35cm" svg:y1="20.3cm" svg:x2="6.35cm" svg:y2="23.7cm" draw:start-shape="id35" draw:start-glue-point="2" draw:end-shape="id36" draw:end-glue-point="0" svg:d="M6350 20300v3400" svg:viewBox="0 0 1 34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y graph</text:span></text:p>
          </draw:text-box>
        </draw:frame>
        <draw:custom-shape draw:style-name="gr12" draw:text-style-name="P14" xml:id="id37" draw:id="id37" draw:layer="layout" svg:width="3.5cm" svg:height="1cm" svg:x="12.7cm" svg:y="23.7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8" draw:id="id38" draw:layer="layout" svg:width="3.5cm" svg:height="1cm" svg:x="12.7cm" svg:y="25.5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1cm" svg:y1="24.2cm" svg:x2="12.7cm" svg:y2="24.2cm" draw:start-shape="id36" draw:start-glue-point="1" draw:end-shape="id37" svg:d="M8100 24200h4600" svg:viewBox="0 0 4601 1">
          <text:p/>
        </draw:connector>
        <draw:connector draw:style-name="gr14" draw:text-style-name="P1" draw:layer="layout" svg:x1="14.45cm" svg:y1="24.7cm" svg:x2="14.45cm" svg:y2="25.5cm" draw:start-shape="id37" draw:start-glue-point="2" draw:end-shape="id38" draw:end-glue-point="0" svg:d="M14450 24700v800" svg:viewBox="0 0 1 801">
          <text:p/>
        </draw:connector>
        <draw:custom-shape draw:style-name="gr12" draw:text-style-name="P14" xml:id="id39" draw:id="id39" draw:layer="layout" svg:width="3.5cm" svg:height="1cm" svg:x="12.7cm" svg:y="19.3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0" draw:id="id40" draw:layer="layout" svg:width="3.5cm" svg:height="1cm" svg:x="12.7cm" svg:y="21.1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1cm" svg:y1="19.8cm" svg:x2="12.7cm" svg:y2="19.8cm" draw:start-shape="id35" draw:start-glue-point="1" draw:end-shape="id39" svg:d="M8100 19800h4600" svg:viewBox="0 0 4601 1">
          <text:p/>
        </draw:connector>
        <draw:connector draw:style-name="gr14" draw:text-style-name="P1" draw:layer="layout" svg:x1="14.45cm" svg:y1="20.3cm" svg:x2="14.45cm" svg:y2="21.1cm" draw:start-shape="id39" draw:start-glue-point="2" draw:end-shape="id40" draw:end-glue-point="0" svg:d="M14450 20300v800" svg:viewBox="0 0 1 801">
          <text:p/>
        </draw:connector>
        <draw:custom-shape draw:style-name="gr12" draw:text-style-name="P14" xml:id="id41" draw:id="id41" draw:layer="layout" svg:width="3.5cm" svg:height="1cm" svg:x="12.6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2" draw:id="id42" draw:layer="layout" svg:width="3.5cm" svg:height="1cm" svg:x="12.6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086cm" svg:y1="15.5cm" svg:x2="12.686cm" svg:y2="15.5cm" draw:end-shape="id41" svg:d="M8086 15500h4600" svg:viewBox="0 0 4601 1">
          <text:p/>
        </draw:connector>
        <draw:connector draw:style-name="gr14" draw:text-style-name="P1" draw:layer="layout" svg:x1="14.436cm" svg:y1="16cm" svg:x2="14.436cm" svg:y2="16.8cm" draw:start-shape="id41" draw:start-glue-point="2" draw:end-shape="id42" draw:end-glue-point="0" svg:d="M14436 16000v800" svg:viewBox="0 0 1 801">
          <text:p/>
        </draw:connector>
        <draw:custom-shape draw:style-name="gr12" draw:text-style-name="P14" xml:id="id43" draw:id="id43" draw:layer="layout" svg:width="3.5cm" svg:height="1cm" svg:x="12.6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4" draw:id="id44" draw:layer="layout" svg:width="3.5cm" svg:height="1cm" svg:x="12.6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cm" svg:y1="11.4cm" svg:x2="12.6cm" svg:y2="11.4cm" draw:end-shape="id43" svg:d="M8000 11400h4600" svg:viewBox="0 0 4601 1">
          <text:p/>
        </draw:connector>
        <draw:connector draw:style-name="gr14" draw:text-style-name="P1" draw:layer="layout" svg:x1="14.35cm" svg:y1="11.9cm" svg:x2="14.35cm" svg:y2="12.7cm" draw:start-shape="id43" draw:start-glue-point="2" draw:end-shape="id44" draw:end-glue-point="0" svg:d="M14350 11900v800" svg:viewBox="0 0 1 8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4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4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y graph</text:span></text:p>
          </draw:text-box>
        </draw:frame>
        <draw:connector draw:style-name="gr14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17T06:31:35.525460562</dc:date>
    <meta:editing-duration>PT2H40M31S</meta:editing-duration>
    <meta:editing-cycles>21</meta:editing-cycles>
    <meta:generator>LibreOffice/6.0.7.3$Linux_X86_64 LibreOffice_project/00m0$Build-3</meta:generator>
    <meta:print-date>2022-03-17T06:31:59.726420549</meta:print-date>
    <meta:document-statistic meta:object-count="176"/>
  </office:meta>
</office:document-meta>
</file>